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master-page-name="">
      <style:table-properties style:width="17cm" style:page-number="auto" fo:break-before="auto" fo:break-after="auto" table:align="margins" fo:background-color="transparent" style:shadow="none" fo:keep-with-next="auto" style:may-break-between-rows="true" style:writing-mode="page">
        <style:background-image/>
      </style:table-properties>
    </style:style>
    <style:style style:name="Tabela1.A" style:family="table-column">
      <style:table-column-properties style:column-width="8.5cm" style:rel-column-width="32767*"/>
    </style:style>
    <style:style style:name="Tabela1.1" style:family="table-row">
      <style:table-row-properties fo:background-color="transparent" fo:keep-together="auto">
        <style:background-image/>
      </style:table-row-properties>
    </style:style>
    <style:style style:name="Tabela1.A1" style:family="table-cell">
      <style:table-cell-properties fo:background-color="#dddddd" fo:padding="0.097cm" fo:border-left="0.05pt solid #808080" fo:border-right="none" fo:border-top="0.05pt solid #808080" fo:border-bottom="0.05pt solid #808080">
        <style:background-image/>
      </style:table-cell-properties>
    </style:style>
    <style:style style:name="Tabela1.B1" style:family="table-cell">
      <style:table-cell-properties style:vertical-align="" fo:background-color="#dddddd" fo:padding="0.097cm" fo:border="0.05pt solid #808080" style:writing-mode="page">
        <style:background-image/>
      </style:table-cell-properties>
    </style:style>
    <style:style style:name="Tabela1.A2" style:family="table-cell">
      <style:table-cell-properties fo:padding="0.097cm" fo:border-left="0.05pt solid #808080" fo:border-right="none" fo:border-top="none" fo:border-bottom="0.05pt solid #808080"/>
    </style:style>
    <style:style style:name="Tabela1.B2" style:family="table-cell">
      <style:table-cell-properties fo:padding="0.097cm" fo:border-left="0.05pt solid #808080" fo:border-right="0.05pt solid #808080" fo:border-top="none" fo:border-bottom="0.05pt solid #808080"/>
    </style:style>
    <style:style style:name="Tabela1.A3" style:family="table-cell">
      <style:table-cell-properties fo:padding="0.097cm" fo:border-left="0.05pt solid #808080" fo:border-right="none" fo:border-top="none" fo:border-bottom="0.05pt solid #808080"/>
    </style:style>
    <style:style style:name="Tabela1.B3" style:family="table-cell">
      <style:table-cell-properties fo:padding="0.097cm" fo:border-left="0.05pt solid #808080" fo:border-right="0.05pt solid #808080" fo:border-top="none" fo:border-bottom="0.05pt solid #808080"/>
    </style:style>
    <style:style style:name="Tabela1.A4" style:family="table-cell">
      <style:table-cell-properties fo:padding="0.097cm" fo:border-left="0.05pt solid #808080" fo:border-right="none" fo:border-top="none" fo:border-bottom="0.05pt solid #808080"/>
    </style:style>
    <style:style style:name="Tabela1.B4" style:family="table-cell">
      <style:table-cell-properties fo:padding="0.097cm" fo:border-left="0.05pt solid #808080" fo:border-right="0.05pt solid #808080" fo:border-top="none" fo:border-bottom="0.05pt solid #808080"/>
    </style:style>
    <style:style style:name="Tabela1.A5" style:family="table-cell">
      <style:table-cell-properties fo:padding="0.097cm" fo:border-left="0.05pt solid #808080" fo:border-right="none" fo:border-top="none" fo:border-bottom="0.05pt solid #808080"/>
    </style:style>
    <style:style style:name="Tabela1.B5" style:family="table-cell">
      <style:table-cell-properties fo:padding="0.097cm" fo:border-left="0.05pt solid #808080" fo:border-right="0.05pt solid #808080" fo:border-top="none" fo:border-bottom="0.05pt solid #808080"/>
    </style:style>
    <style:style style:name="Tabela1.A6" style:family="table-cell">
      <style:table-cell-properties fo:padding="0.097cm" fo:border-left="0.05pt solid #808080" fo:border-right="none" fo:border-top="none" fo:border-bottom="0.05pt solid #808080"/>
    </style:style>
    <style:style style:name="Tabela1.B6" style:family="table-cell">
      <style:table-cell-properties fo:padding="0.097cm" fo:border-left="0.05pt solid #808080" fo:border-right="0.05pt solid #808080" fo:border-top="none" fo:border-bottom="0.05pt solid #808080"/>
    </style:style>
    <style:style style:name="P1"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111111" style:font-name="Liberation Serif" fo:font-size="12pt" fo:letter-spacing="normal" fo:font-style="normal" fo:font-weight="bold" officeooo:rsid="001355f9" officeooo:paragraph-rsid="001a06f1" style:font-weight-asian="bold" style:font-weight-complex="bold"/>
    </style:style>
    <style:style style:name="P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111111" style:font-name="Liberation Serif" fo:font-size="12pt" fo:letter-spacing="normal" fo:font-style="normal" fo:font-weight="bold" officeooo:rsid="0017d2ca" officeooo:paragraph-rsid="0017d2ca" style:font-weight-asian="bold" style:font-weight-complex="bold"/>
    </style:style>
    <style:style style:name="P3"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111111" style:font-name="Liberation Serif" fo:font-size="12pt" fo:letter-spacing="normal" fo:font-style="normal" fo:font-weight="bold" officeooo:rsid="0017d2ca" officeooo:paragraph-rsid="00196c24" style:font-weight-asian="bold" style:font-weight-complex="bold"/>
    </style:style>
    <style:style style:name="P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text-properties fo:font-variant="normal" fo:text-transform="none" fo:color="#111111" style:font-name="Liberation Serif" fo:font-size="12pt" fo:letter-spacing="normal" fo:font-style="normal" fo:font-weight="bold" officeooo:rsid="00206cb1" officeooo:paragraph-rsid="00206cb1" style:font-weight-asian="bold" style:font-weight-complex="bold"/>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11111" style:font-name="Liberation Serif" fo:font-size="12pt" fo:letter-spacing="normal" fo:font-style="normal" fo:font-weight="normal" officeooo:rsid="001355f9" officeooo:paragraph-rsid="001355f9"/>
    </style:style>
    <style:style style:name="P6"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text-properties fo:font-variant="normal" fo:text-transform="none" fo:color="#111111" style:font-name="Liberation Serif" fo:font-size="12pt" fo:letter-spacing="normal" fo:font-style="normal" fo:font-weight="normal" officeooo:rsid="0016e057" officeooo:paragraph-rsid="001e3248"/>
    </style:style>
    <style:style style:name="P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11111" style:font-name="Liberation Serif" fo:font-size="12pt" fo:letter-spacing="normal" fo:font-style="normal" fo:font-weight="normal" officeooo:rsid="00168548" officeooo:paragraph-rsid="0014f653"/>
    </style:style>
    <style:style style:name="P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11111" style:font-name="Liberation Serif" fo:font-size="12pt" fo:letter-spacing="normal" fo:font-style="normal" fo:font-weight="normal" officeooo:rsid="00196c24" officeooo:paragraph-rsid="00196c24"/>
    </style:style>
    <style:style style:name="P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text-properties fo:color="#111111" officeooo:paragraph-rsid="00168548"/>
    </style:style>
    <style:style style:name="P1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text-properties fo:color="#111111" officeooo:paragraph-rsid="0016e057"/>
    </style:style>
    <style:style style:name="P11" style:family="paragraph" style:parent-style-name="Standard">
      <style:paragraph-properties fo:margin-left="0cm" fo:margin-right="0cm" fo:text-align="justify" style:justify-single-word="false" fo:orphans="2" fo:widows="2" fo:text-indent="0cm" style:auto-text-indent="false"/>
      <style:text-properties fo:color="#111111" officeooo:paragraph-rsid="0017d2ca"/>
    </style:style>
    <style:style style:name="P12" style:family="paragraph" style:parent-style-name="Standard">
      <style:paragraph-properties fo:margin-left="0cm" fo:margin-right="0cm" fo:text-align="justify" style:justify-single-word="false" fo:orphans="2" fo:widows="2" fo:text-indent="0cm" style:auto-text-indent="false"/>
      <style:text-properties fo:color="#111111" officeooo:paragraph-rsid="00196c24"/>
    </style:style>
    <style:style style:name="P13" style:family="paragraph" style:parent-style-name="Standard">
      <style:paragraph-properties fo:margin-left="0cm" fo:margin-right="0cm" fo:text-align="justify" style:justify-single-word="false" fo:orphans="2" fo:widows="2" fo:text-indent="0cm" style:auto-text-indent="false"/>
      <style:text-properties fo:color="#111111" officeooo:rsid="0017d2ca" officeooo:paragraph-rsid="0017d2ca"/>
    </style:style>
    <style:style style:name="P14" style:family="paragraph" style:parent-style-name="Standard">
      <style:paragraph-properties fo:margin-left="0cm" fo:margin-right="0cm" fo:text-align="justify" style:justify-single-word="false" fo:orphans="2" fo:widows="2" fo:text-indent="0cm" style:auto-text-indent="false"/>
      <style:text-properties fo:color="#111111" officeooo:rsid="0017d2ca" officeooo:paragraph-rsid="00196c24"/>
    </style:style>
    <style:style style:name="P15" style:family="paragraph" style:parent-style-name="Standard">
      <style:paragraph-properties fo:margin-left="0cm" fo:margin-right="0cm" fo:text-align="justify" style:justify-single-word="false" fo:orphans="2" fo:widows="2" fo:text-indent="0cm" style:auto-text-indent="false"/>
      <style:text-properties fo:color="#111111" officeooo:rsid="00196c24" officeooo:paragraph-rsid="00196c24"/>
    </style:style>
    <style:style style:name="P16"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text-properties fo:color="#111111" fo:font-weight="bold" officeooo:rsid="0024a310" officeooo:paragraph-rsid="0024a310" style:font-weight-asian="bold" style:font-weight-complex="bold"/>
    </style:style>
    <style:style style:name="P17"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text-properties fo:font-variant="normal" fo:text-transform="none" fo:color="#111111" style:font-name="Liberation Serif" fo:font-size="12pt" fo:letter-spacing="normal" fo:font-style="normal" fo:font-weight="normal" officeooo:rsid="00168548" officeooo:paragraph-rsid="00168548"/>
    </style:style>
    <style:style style:name="P18"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text-properties fo:color="#111111" fo:font-weight="bold" officeooo:rsid="0024a310" officeooo:paragraph-rsid="0024a310" style:font-weight-asian="bold" style:font-weight-complex="bold"/>
    </style:style>
    <style:style style:name="P19" style:family="paragraph" style:parent-style-name="Standard" style:master-page-name="">
      <loext:graphic-properties draw:fill="none"/>
      <style:paragraph-properties fo:margin-left="0cm" fo:margin-right="0cm" fo:text-align="center" style:justify-single-word="false" fo:orphans="2" fo:widows="2" fo:text-indent="0cm" style:auto-text-indent="false" style:page-number="auto" fo:background-color="transparent"/>
      <style:text-properties fo:color="#111111" fo:font-weight="bold" officeooo:rsid="0024a310" officeooo:paragraph-rsid="0024a310" fo:background-color="transparent" style:font-weight-asian="bold" style:font-weight-complex="bold"/>
    </style:style>
    <style:style style:name="P20"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fo:font-variant="normal" fo:text-transform="none" fo:color="#111111" style:font-name="Liberation Serif" fo:font-size="12pt" fo:letter-spacing="normal" fo:font-style="normal" fo:font-weight="normal" officeooo:rsid="0016e057" officeooo:paragraph-rsid="0016e057"/>
    </style:style>
    <style:style style:name="P21"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fo:font-variant="normal" fo:text-transform="none" fo:color="#111111" style:font-name="Liberation Serif" fo:font-size="12pt" fo:letter-spacing="normal" fo:font-style="normal" fo:font-weight="normal" officeooo:rsid="00197cda" officeooo:paragraph-rsid="00197cda"/>
    </style:style>
    <style:style style:name="P22"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fo:font-variant="normal" fo:text-transform="none" fo:color="#111111" style:font-name="Liberation Serif" fo:font-size="12pt" fo:letter-spacing="normal" fo:font-style="normal" fo:font-weight="normal" officeooo:rsid="001a06f1" officeooo:paragraph-rsid="001a06f1"/>
    </style:style>
    <style:style style:name="P23"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fo:font-variant="normal" fo:text-transform="none" fo:color="#111111" style:font-name="Liberation Serif" fo:font-size="12pt" fo:letter-spacing="normal" fo:font-style="normal" fo:font-weight="normal" officeooo:rsid="001b13be" officeooo:paragraph-rsid="001b13be"/>
    </style:style>
    <style:style style:name="P24"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fo:font-variant="normal" fo:text-transform="none" fo:color="#111111" style:font-name="Liberation Serif" fo:font-size="12pt" fo:letter-spacing="normal" fo:font-style="normal" fo:font-weight="normal" officeooo:rsid="001b13be" officeooo:paragraph-rsid="001cb1e6"/>
    </style:style>
    <style:style style:name="P25"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fo:font-variant="normal" fo:text-transform="none" fo:color="#111111" style:font-name="Liberation Serif" fo:font-size="12pt" fo:letter-spacing="normal" fo:font-style="normal" fo:font-weight="normal" officeooo:rsid="001e3248" officeooo:paragraph-rsid="001e3248"/>
    </style:style>
    <style:style style:name="P26"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fo:font-variant="normal" fo:text-transform="none" fo:color="#111111" style:font-name="Liberation Serif" fo:font-size="12pt" fo:letter-spacing="normal" fo:font-style="normal" fo:font-weight="normal" officeooo:rsid="001cb1e6" officeooo:paragraph-rsid="001cb1e6"/>
    </style:style>
    <style:style style:name="P27"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fo:font-variant="normal" fo:text-transform="none" fo:color="#111111" style:font-name="Liberation Serif" fo:font-size="12pt" fo:letter-spacing="normal" fo:font-style="normal" fo:font-weight="normal" officeooo:rsid="00206cb1" officeooo:paragraph-rsid="001e3248"/>
    </style:style>
    <style:style style:name="P28"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fo:font-variant="normal" fo:text-transform="none" fo:color="#111111" style:font-name="Liberation Serif" fo:font-size="12pt" fo:letter-spacing="normal" fo:font-style="normal" fo:font-weight="normal" officeooo:rsid="002bbcff" officeooo:paragraph-rsid="002bbcff"/>
    </style:style>
    <style:style style:name="P29"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officeooo:paragraph-rsid="0028719c"/>
    </style:style>
    <style:style style:name="P30"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fo:color="#111111" officeooo:paragraph-rsid="00146049"/>
    </style:style>
    <style:style style:name="P31"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fo:color="#111111" officeooo:paragraph-rsid="001e3248"/>
    </style:style>
    <style:style style:name="P32"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fo:color="#111111" officeooo:paragraph-rsid="0014f653"/>
    </style:style>
    <style:style style:name="P33"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fo:color="#111111" officeooo:paragraph-rsid="00206cb1"/>
    </style:style>
    <style:style style:name="P34"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fo:color="#111111" officeooo:paragraph-rsid="0024a310"/>
    </style:style>
    <style:style style:name="P35"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fo:color="#111111" officeooo:rsid="001e3248" officeooo:paragraph-rsid="001e3248"/>
    </style:style>
    <style:style style:name="P36"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fo:color="#111111" fo:font-weight="normal" officeooo:rsid="0024a310" officeooo:paragraph-rsid="0024a310" style:font-weight-asian="normal" style:font-weight-complex="normal"/>
    </style:style>
    <style:style style:name="P37" style:family="paragraph" style:parent-style-name="Standard" style:master-page-name="">
      <loext:graphic-properties draw:fill="none"/>
      <style:paragraph-properties fo:margin-left="0cm" fo:margin-right="0cm" fo:text-align="justify" style:justify-single-word="false" fo:orphans="2" fo:widows="2" fo:text-indent="1cm" style:auto-text-indent="false" style:page-number="auto" fo:background-color="transparent"/>
      <style:text-properties officeooo:paragraph-rsid="00197cda"/>
    </style:style>
    <style:style style:name="P38" style:family="paragraph" style:parent-style-name="Standard" style:master-page-name="">
      <loext:graphic-properties draw:fill="none"/>
      <style:paragraph-properties fo:margin-left="0cm" fo:margin-right="0cm" fo:text-align="justify" style:justify-single-word="false" fo:orphans="2" fo:widows="2" fo:text-indent="1cm" style:auto-text-indent="false" style:page-number="auto" fo:background-color="transparent"/>
      <style:text-properties fo:color="#111111" officeooo:paragraph-rsid="001355f9"/>
    </style:style>
    <style:style style:name="P39" style:family="paragraph" style:parent-style-name="Standard" style:master-page-name="">
      <loext:graphic-properties draw:fill="none"/>
      <style:paragraph-properties fo:margin-left="0cm" fo:margin-right="0cm" fo:text-align="justify" style:justify-single-word="false" fo:orphans="2" fo:widows="2" fo:text-indent="1cm" style:auto-text-indent="false" style:page-number="auto" fo:background-color="transparent"/>
      <style:text-properties fo:color="#111111" officeooo:rsid="0017d2ca" officeooo:paragraph-rsid="0017d2ca"/>
    </style:style>
    <style:style style:name="P40" style:family="paragraph" style:parent-style-name="Standard" style:master-page-name="">
      <loext:graphic-properties draw:fill="none"/>
      <style:paragraph-properties fo:margin-left="0cm" fo:margin-right="0cm" fo:text-align="justify" style:justify-single-word="false" fo:orphans="2" fo:widows="2" fo:text-indent="1cm" style:auto-text-indent="false" style:page-number="auto" fo:background-color="transparent"/>
      <style:text-properties fo:color="#111111" officeooo:rsid="00196c24" officeooo:paragraph-rsid="00196c24"/>
    </style:style>
    <style:style style:name="P41" style:family="paragraph" style:parent-style-name="Standard" style:master-page-name="">
      <loext:graphic-properties draw:fill="none"/>
      <style:paragraph-properties fo:margin-left="0cm" fo:margin-right="0cm" fo:text-align="justify" style:justify-single-word="false" fo:orphans="2" fo:widows="2" fo:text-indent="1cm" style:auto-text-indent="false" style:page-number="auto" fo:background-color="transparent"/>
      <style:text-properties fo:color="#111111" officeooo:paragraph-rsid="0024a310"/>
    </style:style>
    <style:style style:name="P42" style:family="paragraph" style:parent-style-name="Table_20_Contents">
      <style:paragraph-properties fo:text-align="center" style:justify-single-word="false"/>
      <style:text-properties fo:color="#111111" fo:font-weight="bold" officeooo:rsid="0024a310" officeooo:paragraph-rsid="0024a310" fo:background-color="transparent" style:font-weight-asian="bold" style:font-weight-complex="bold"/>
    </style:style>
    <style:style style:name="P43" style:family="paragraph" style:parent-style-name="Table_20_Contents">
      <style:paragraph-properties fo:text-align="justify" style:justify-single-word="false"/>
      <style:text-properties fo:color="#111111"/>
    </style:style>
    <style:style style:name="P44" style:family="paragraph" style:parent-style-name="Table_20_Contents">
      <style:paragraph-properties fo:text-align="justify" style:justify-single-word="false"/>
      <style:text-properties fo:color="#111111" officeooo:rsid="00263f8c" officeooo:paragraph-rsid="00263f8c"/>
    </style:style>
    <style:style style:name="P45" style:family="paragraph" style:parent-style-name="Table_20_Contents">
      <style:paragraph-properties fo:text-align="justify" style:justify-single-word="false"/>
      <style:text-properties fo:color="#111111" officeooo:rsid="00281817" officeooo:paragraph-rsid="00281817"/>
    </style:style>
    <style:style style:name="P46" style:family="paragraph" style:parent-style-name="Table_20_Contents">
      <style:paragraph-properties fo:text-align="justify" style:justify-single-word="false"/>
      <style:text-properties fo:color="#111111" officeooo:rsid="00297acd" officeooo:paragraph-rsid="00297acd"/>
    </style:style>
    <style:style style:name="T1" style:family="text">
      <style:text-properties fo:font-variant="normal" fo:text-transform="none" style:font-name="Liberation Serif" fo:font-size="12pt" fo:letter-spacing="normal" fo:font-style="normal"/>
    </style:style>
    <style:style style:name="T2" style:family="text">
      <style:text-properties fo:font-variant="normal" fo:text-transform="none" style:font-name="Liberation Serif" fo:font-size="12pt" fo:letter-spacing="normal" fo:font-style="normal" fo:font-weight="normal"/>
    </style:style>
    <style:style style:name="T3" style:family="text">
      <style:text-properties fo:font-variant="normal" fo:text-transform="none" style:font-name="Liberation Serif" fo:font-size="12pt" fo:letter-spacing="normal" fo:font-style="normal" fo:font-weight="normal" officeooo:rsid="001355f9"/>
    </style:style>
    <style:style style:name="T4" style:family="text">
      <style:text-properties fo:font-variant="normal" fo:text-transform="none" style:font-name="Liberation Serif" fo:font-size="12pt" fo:letter-spacing="normal" fo:font-style="normal" fo:font-weight="normal" officeooo:rsid="00146049"/>
    </style:style>
    <style:style style:name="T5" style:family="text">
      <style:text-properties fo:font-variant="normal" fo:text-transform="none" style:font-name="Liberation Serif" fo:font-size="12pt" fo:letter-spacing="normal" fo:font-style="normal" fo:font-weight="normal" officeooo:rsid="00197cda"/>
    </style:style>
    <style:style style:name="T6" style:family="text">
      <style:text-properties fo:font-variant="normal" fo:text-transform="none" style:font-name="Liberation Serif" fo:font-size="12pt" fo:letter-spacing="normal" fo:font-style="normal" fo:font-weight="normal" officeooo:rsid="00168548"/>
    </style:style>
    <style:style style:name="T7" style:family="text">
      <style:text-properties fo:font-variant="normal" fo:text-transform="none" style:font-name="Liberation Serif" fo:font-size="12pt" fo:letter-spacing="normal" fo:font-style="normal" fo:font-weight="normal" officeooo:rsid="0016e057"/>
    </style:style>
    <style:style style:name="T8" style:family="text">
      <style:text-properties fo:font-variant="normal" fo:text-transform="none" style:font-name="Liberation Serif" fo:font-size="12pt" fo:letter-spacing="normal" fo:font-style="normal" fo:font-weight="normal" officeooo:rsid="0017d2ca"/>
    </style:style>
    <style:style style:name="T9" style:family="text">
      <style:text-properties fo:font-variant="normal" fo:text-transform="none" style:font-name="Liberation Serif" fo:font-size="12pt" fo:letter-spacing="normal" fo:font-style="normal" fo:font-weight="normal" officeooo:rsid="00196c24"/>
    </style:style>
    <style:style style:name="T10" style:family="text">
      <style:text-properties fo:font-variant="normal" fo:text-transform="none" style:font-name="Liberation Serif" fo:font-size="12pt" fo:letter-spacing="normal" fo:font-style="normal" fo:font-weight="normal" officeooo:rsid="001cb1e6"/>
    </style:style>
    <style:style style:name="T11" style:family="text">
      <style:text-properties fo:font-variant="normal" fo:text-transform="none" style:font-name="Liberation Serif" fo:font-size="12pt" fo:letter-spacing="normal" fo:font-style="normal" fo:font-weight="normal" officeooo:rsid="0022b321"/>
    </style:style>
    <style:style style:name="T12" style:family="text">
      <style:text-properties fo:font-variant="normal" fo:text-transform="none" style:font-name="Liberation Serif" fo:font-size="12pt" fo:letter-spacing="normal" fo:font-style="normal" fo:font-weight="normal" officeooo:rsid="001a06f1"/>
    </style:style>
    <style:style style:name="T13" style:family="text">
      <style:text-properties fo:font-variant="normal" fo:text-transform="none" style:font-name="Liberation Serif" fo:font-size="12pt" fo:letter-spacing="normal" fo:font-style="normal" fo:font-weight="normal" officeooo:rsid="00196c24" style:font-weight-asian="bold" style:font-weight-complex="bold"/>
    </style:style>
    <style:style style:name="T14" style:family="text">
      <style:text-properties fo:font-variant="normal" fo:text-transform="none" style:font-name="Liberation Serif" fo:font-size="12pt" fo:letter-spacing="normal" fo:font-style="normal" fo:font-weight="normal" officeooo:rsid="0022b321" style:font-weight-asian="bold" style:font-weight-complex="bold"/>
    </style:style>
    <style:style style:name="T15" style:family="text">
      <style:text-properties fo:font-variant="normal" fo:text-transform="none" style:font-name="Liberation Serif" fo:font-size="12pt" fo:letter-spacing="normal" fo:font-style="normal" fo:font-weight="normal" officeooo:rsid="00263f8c" style:font-weight-asian="bold" style:font-weight-complex="bold"/>
    </style:style>
    <style:style style:name="T16" style:family="text">
      <style:text-properties fo:font-variant="normal" fo:text-transform="none" style:font-name="Liberation Serif" fo:font-size="12pt" fo:letter-spacing="normal" fo:font-style="normal" fo:font-weight="normal" officeooo:rsid="0024a310"/>
    </style:style>
    <style:style style:name="T17" style:family="text">
      <style:text-properties fo:font-variant="normal" fo:text-transform="none" style:font-name="Liberation Serif" fo:font-size="12pt" fo:letter-spacing="normal" fo:font-style="normal" fo:font-weight="normal" officeooo:rsid="001e3248"/>
    </style:style>
    <style:style style:name="T18" style:family="text">
      <style:text-properties fo:font-variant="normal" fo:text-transform="none" style:font-name="Liberation Serif" fo:font-size="12pt" fo:letter-spacing="normal" fo:font-style="normal" fo:font-weight="normal" officeooo:rsid="001f9171"/>
    </style:style>
    <style:style style:name="T19" style:family="text">
      <style:text-properties fo:font-variant="normal" fo:text-transform="none" style:font-name="Liberation Serif" fo:font-size="12pt" fo:letter-spacing="normal" fo:font-style="normal" fo:font-weight="normal" officeooo:rsid="00206cb1"/>
    </style:style>
    <style:style style:name="T20" style:family="text">
      <style:text-properties fo:font-variant="normal" fo:text-transform="none" style:font-name="Liberation Serif" fo:font-size="12pt" fo:letter-spacing="normal" fo:font-style="normal" fo:font-weight="normal" officeooo:rsid="00206cb1" style:font-weight-asian="normal" style:font-weight-complex="normal"/>
    </style:style>
    <style:style style:name="T21" style:family="text">
      <style:text-properties fo:font-variant="normal" fo:text-transform="none" style:font-name="Liberation Serif" fo:font-size="12pt" fo:letter-spacing="normal" fo:font-style="normal" fo:font-weight="normal" officeooo:rsid="0024a310" style:font-weight-asian="normal" style:font-weight-complex="normal"/>
    </style:style>
    <style:style style:name="T22" style:family="text">
      <style:text-properties fo:font-variant="normal" fo:text-transform="none" style:font-name="Liberation Serif" fo:font-size="12pt" fo:letter-spacing="normal" fo:font-style="normal" fo:font-weight="normal" officeooo:rsid="00263f8c" style:font-weight-asian="normal" style:font-weight-complex="normal"/>
    </style:style>
    <style:style style:name="T23" style:family="text">
      <style:text-properties fo:font-variant="normal" fo:text-transform="none" style:font-name="Liberation Serif" fo:font-size="12pt" fo:letter-spacing="normal" fo:font-style="normal" fo:font-weight="normal" officeooo:rsid="00297acd" style:font-weight-asian="normal" style:font-weight-complex="normal"/>
    </style:style>
    <style:style style:name="T24" style:family="text">
      <style:text-properties fo:font-variant="normal" fo:text-transform="none" style:font-name="Liberation Serif" fo:font-size="12pt" fo:letter-spacing="normal" fo:font-style="normal" fo:font-weight="normal" officeooo:rsid="00263f8c"/>
    </style:style>
    <style:style style:name="T25" style:family="text">
      <style:text-properties fo:font-variant="normal" fo:text-transform="none" style:font-name="Liberation Serif" fo:font-size="12pt" fo:letter-spacing="normal" fo:font-style="normal" fo:font-weight="bold" officeooo:rsid="00206cb1" style:font-weight-asian="bold" style:font-weight-complex="bold"/>
    </style:style>
    <style:style style:name="T26" style:family="text">
      <style:text-properties fo:font-variant="normal" fo:text-transform="none" style:font-name="Liberation Serif" fo:font-size="12pt" fo:letter-spacing="normal" fo:font-style="normal" officeooo:rsid="0021b9f5"/>
    </style:style>
    <style:style style:name="T27" style:family="text">
      <style:text-properties fo:font-variant="normal" fo:text-transform="none" fo:color="#111111" style:font-name="Liberation Serif" fo:font-size="12pt" fo:letter-spacing="normal" fo:font-style="normal" fo:font-weight="bold" officeooo:rsid="0020e4e1" style:font-weight-asian="bold" style:font-weight-complex="bold"/>
    </style:style>
    <style:style style:name="T28" style:family="text">
      <style:text-properties fo:font-variant="normal" fo:text-transform="none" fo:color="#111111" style:font-name="Liberation Serif" fo:font-size="12pt" fo:letter-spacing="normal" fo:font-style="normal" fo:font-weight="bold" officeooo:rsid="0021b9f5" style:font-weight-asian="bold" style:font-weight-complex="bold"/>
    </style:style>
    <style:style style:name="T29" style:family="text">
      <style:text-properties fo:font-variant="normal" fo:text-transform="none" fo:color="#111111" style:font-name="Liberation Serif" fo:font-size="12pt" fo:letter-spacing="normal" fo:font-style="normal" fo:font-weight="bold" officeooo:rsid="00281817" style:font-weight-asian="bold" style:font-weight-complex="bold"/>
    </style:style>
    <style:style style:name="T30" style:family="text">
      <style:text-properties fo:font-variant="normal" fo:text-transform="none" fo:color="#111111" style:font-name="Liberation Serif" fo:font-size="12pt" fo:letter-spacing="normal" fo:font-style="normal" fo:font-weight="bold" officeooo:rsid="0028719c" style:font-weight-asian="bold" style:font-weight-complex="bold"/>
    </style:style>
    <style:style style:name="T31" style:family="text">
      <style:text-properties fo:font-variant="normal" fo:text-transform="none" fo:color="#111111" style:font-name="Liberation Serif" fo:font-size="12pt" fo:letter-spacing="normal" fo:font-style="normal" fo:font-weight="normal" officeooo:rsid="00206cb1" style:font-weight-asian="normal" style:font-weight-complex="normal"/>
    </style:style>
    <style:style style:name="T32" style:family="text">
      <style:text-properties fo:font-variant="normal" fo:text-transform="none" fo:color="#111111" style:font-name="Liberation Serif" fo:font-size="12pt" fo:letter-spacing="normal" fo:font-style="normal" fo:font-weight="normal" officeooo:rsid="0020e4e1" style:font-weight-asian="normal" style:font-weight-complex="normal"/>
    </style:style>
    <style:style style:name="T33" style:family="text">
      <style:text-properties fo:font-variant="normal" fo:text-transform="none" fo:color="#111111" style:font-name="Liberation Serif" fo:font-size="12pt" fo:letter-spacing="normal" fo:font-style="normal" fo:font-weight="normal" officeooo:rsid="00281817" style:font-weight-asian="normal" style:font-weight-complex="normal"/>
    </style:style>
    <style:style style:name="T34" style:family="text">
      <style:text-properties fo:font-variant="normal" fo:text-transform="none" fo:color="#111111" style:font-name="Liberation Serif" fo:font-size="12pt" fo:letter-spacing="normal" fo:font-style="normal" fo:font-weight="normal" officeooo:rsid="0028719c" style:font-weight-asian="normal" style:font-weight-complex="normal"/>
    </style:style>
    <style:style style:name="T35" style:family="text">
      <style:text-properties fo:font-variant="normal" fo:text-transform="none" fo:color="#111111" style:font-name="Liberation Serif" fo:font-size="12pt" fo:letter-spacing="normal" fo:font-style="normal" fo:font-weight="normal" officeooo:rsid="00297acd" style:font-weight-asian="normal" style:font-weight-complex="normal"/>
    </style:style>
    <style:style style:name="T36" style:family="text">
      <style:text-properties fo:font-variant="normal" fo:text-transform="none" fo:color="#111111" style:font-name="Liberation Serif" fo:font-size="12pt" fo:letter-spacing="normal" fo:font-style="normal" fo:font-weight="normal" officeooo:rsid="002bbcff"/>
    </style:style>
    <style:style style:name="T37" style:family="text">
      <style:text-properties fo:font-variant="normal" fo:text-transform="none" fo:color="#111111" style:font-name="Liberation Serif" fo:font-size="12pt" fo:letter-spacing="normal" fo:font-style="normal" fo:font-weight="normal" officeooo:rsid="00197cda"/>
    </style:style>
    <style:style style:name="T38" style:family="text">
      <style:text-properties officeooo:rsid="00197cda"/>
    </style:style>
    <style:style style:name="T39" style:family="text">
      <style:text-properties officeooo:rsid="001a06f1"/>
    </style:style>
    <style:style style:name="T40" style:family="text">
      <style:text-properties officeooo:rsid="001cb1e6"/>
    </style:style>
    <style:style style:name="T41" style:family="text">
      <style:text-properties officeooo:rsid="00297acd"/>
    </style:style>
    <style:style style:name="T42" style:family="text">
      <style:text-properties officeooo:rsid="002bbcff"/>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lm of Arcane</text:p>
      <text:p text:style-name="P5"/>
      <text:p text:style-name="P38"><text:span text:style-name="T3">Realm of Arcane </text:span><text:span text:style-name="T4">é um jogo que Tânia criou para jogar com seus amigos em uma noite dos jogos, ele possui </text:span><text:span text:style-name="T5">as seguintes regras</text:span><text:span text:style-name="T4">:</text:span></text:p>
      <text:p text:style-name="P30"><text:span text:style-name="T6">Existem</text:span><text:span text:style-name="T4"> 2 tipos de cartas, </text:span><text:span text:style-name="T7">Criaturas e Artefatos.</text:span></text:p>
      <text:p text:style-name="P17">Nas cartas de criaturas contém a raça e atributos, sendo:</text:p>
      <text:p text:style-name="P9"><text:span text:style-name="T6">Raça (HUMANO, ELFO OU MAGO) – </text:span><text:span text:style-name="T8">Dano</text:span><text:span text:style-name="T6"> HP (vida) e Mana.</text:span></text:p>
      <text:p text:style-name="P9"><text:span text:style-name="T6">Já nas cartas de </text:span><text:span text:style-name="T7">a</text:span><text:span text:style-name="T6">rtefatos contém </text:span><text:span text:style-name="T7">o </text:span><text:span text:style-name="T6">tipo </text:span><text:span text:style-name="T7">de artefato</text:span><text:span text:style-name="T6"> </text:span><text:span text:style-name="T7">e atributos, sendo:</text:span></text:p>
      <text:p text:style-name="P10"><text:span text:style-name="T7">Tipo de Artefato (</text:span><text:span text:style-name="T9">GRIM</text:span><text:span text:style-name="T24">O</text:span><text:span text:style-name="T9">RIO</text:span><text:span text:style-name="T7">, ARMA, POÇÃO) – </text:span><text:span text:style-name="T8">Aumento de Dano,</text:span><text:span text:style-name="T7"> Aumento de HP e </text:span><text:span text:style-name="T10">Uso</text:span><text:span text:style-name="T7"> de Mana.</text:span></text:p>
      <text:p text:style-name="P20"/>
      <text:p text:style-name="P31"><text:span text:style-name="T8">Em cada jogada, dois jogadores se enfrentarão,</text:span><text:span text:style-name="T7"> </text:span><text:span text:style-name="T8">e cada um</text:span><text:span text:style-name="T7"> deverá jogar uma carta de Criatura em conjunto com uma de Artefato, sendo que os atributos da carta de Artefato aumentará ou diminuirá os atributos da carta de Criatura. </text:span><text:span text:style-name="T8">Essa jogada pode ter dois turnos, Ataque e Contra-ataque, mas o primeiro ataque pode ser tão forte que destrói as cartas do oponente, terminando, assim, a jogada.</text:span></text:p>
      <text:p text:style-name="P28">O jogador 1 sempre iniciará atacando.</text:p>
      <text:p text:style-name="P6">Exemplo:</text:p>
      <text:p text:style-name="P39"><text:span text:style-name="T7">J</text:span><text:span text:style-name="T2">ogador 1 joga as seguintes cartas:</text:span></text:p>
      <text:section text:style-name="Sect1" text:name="Seção1">
        <text:p text:style-name="P2">Criatura</text:p>
        <text:p text:style-name="P11"><text:span text:style-name="T8">E</text:span><text:span text:style-name="T11">LFO</text:span><text:span text:style-name="T8">.</text:span></text:p>
        <text:p text:style-name="P13"><text:span text:style-name="T2">Dano </text:span><text:span text:style-name="T5">=</text:span><text:span text:style-name="T2"> 85.087</text:span></text:p>
        <text:p text:style-name="P13"><text:span text:style-name="T2">HP </text:span><text:span text:style-name="T5">=</text:span><text:span text:style-name="T2"> 975.241</text:span></text:p>
        <text:p text:style-name="P13"><text:span text:style-name="T2">Mana </text:span><text:span text:style-name="T5">=</text:span><text:span text:style-name="T2"> 67.671</text:span></text:p>
        <text:p text:style-name="P2">Artefato</text:p>
        <text:p text:style-name="P12"><text:span text:style-name="T9">A</text:span><text:span text:style-name="T11">RMA</text:span><text:span text:style-name="T9">.</text:span></text:p>
        <text:p text:style-name="P15"><text:span text:style-name="T2">Aumento de Dano </text:span><text:span text:style-name="T5">=</text:span><text:span text:style-name="T2"> 27.097%</text:span></text:p>
        <text:p text:style-name="P12"><text:span text:style-name="T9">Aumento de HP </text:span><text:span text:style-name="T5">= </text:span><text:span text:style-name="T9">0.000%</text:span></text:p>
        <text:p text:style-name="P12"><text:span text:style-name="T10">Uso de</text:span><text:span text:style-name="T9"> Mana </text:span><text:span text:style-name="T5">=</text:span><text:span text:style-name="T9"> 8.278</text:span></text:p>
      </text:section>
      <text:p text:style-name="P7"/>
      <text:p text:style-name="P40"><text:span text:style-name="T6">J</text:span><text:span text:style-name="T2">ogador 2 Joga as seguintes cartas:</text:span></text:p>
      <text:section text:style-name="Sect1" text:name="Seção2">
        <text:p text:style-name="P3">Criatura</text:p>
        <text:p text:style-name="P12"><text:span text:style-name="T9">M</text:span><text:span text:style-name="T11">AGO</text:span><text:span text:style-name="T8">.</text:span></text:p>
        <text:p text:style-name="P14"><text:span text:style-name="T2">Dano </text:span><text:span text:style-name="T5">=</text:span><text:span text:style-name="T2"> </text:span><text:span text:style-name="T9">67</text:span><text:span text:style-name="T2">.0</text:span><text:span text:style-name="T9">1</text:span><text:span text:style-name="T2">7</text:span></text:p>
        <text:p text:style-name="P14"><text:span text:style-name="T2">HP </text:span><text:span text:style-name="T5">=</text:span><text:span text:style-name="T2"> </text:span><text:span text:style-name="T12">229</text:span><text:span text:style-name="T2">.</text:span><text:span text:style-name="T9">308</text:span></text:p>
        <text:p text:style-name="P14"><text:span text:style-name="T2">Mana </text:span><text:span text:style-name="T5">=</text:span><text:span text:style-name="T2"> </text:span><text:span text:style-name="T9">149</text:span><text:span text:style-name="T2">.</text:span><text:span text:style-name="T9">938</text:span></text:p>
        <text:p text:style-name="P3">Artefato</text:p>
        <text:p text:style-name="P12"><text:span text:style-name="T13">G</text:span><text:span text:style-name="T14">RIM</text:span><text:span text:style-name="T15">O</text:span><text:span text:style-name="T14">RIO</text:span><text:span text:style-name="T13">.</text:span></text:p>
        <text:p text:style-name="P15"><text:span text:style-name="T2">Aumento de Dano </text:span><text:span text:style-name="T5">=</text:span><text:span text:style-name="T2"> 69.666%</text:span></text:p>
        <text:p text:style-name="P12"><text:span text:style-name="T9">Aumento de HP </text:span><text:span text:style-name="T5">=</text:span><text:span text:style-name="T9"> -6.011%</text:span></text:p>
        <text:p text:style-name="P12"><text:span text:style-name="T10">Uso</text:span><text:span text:style-name="T9"> de Mana </text:span><text:span text:style-name="T5">=</text:span><text:span text:style-name="T9"> 38.203</text:span></text:p>
      </text:section>
      <text:p text:style-name="P8"/>
      <text:p text:style-name="P37"><text:span text:style-name="T36">O</text:span><text:span text:style-name="T37">bserve que no ataque do Jogador 1 os atributos do Elfo estaria com os seguintes valores:</text:span></text:p>
      <text:p text:style-name="P21">Dano = 108.14302439, HP = 975.241 e Mana = 59.393</text:p>
      <text:p text:style-name="P21">O <text:span text:style-name="T39">Mago do</text:span> jogador 2 receberia o Dano <text:span text:style-name="T39">do ataque ficando com 66,116497561 de HP, que não seria o suficiente para matá-lo, sendo assim ele faria o contra-ataque, os seus atributos ficariam com os seguintes valores:</text:span></text:p>
      <text:p text:style-name="P22">Dano = 113.70506322, HP = 62,1422348926 e Mana = 111.735.</text:p>
      <text:p text:style-name="P23">Por fim o Elfo do Jogador 1 receberia o dano do Mago ficando com os seguintes valores de atributos: Dano = <text:span text:style-name="T38">108.14302439</text:span>, HP = <text:s/>861.53593678<text:span text:style-name="T38"> </text:span>e Mana = <text:span text:style-name="T38">62.06919462.</text:span></text:p>
      <text:p text:style-name="P24">Observe que o ataque e contra-ataque muda <text:span text:style-name="T40">somente </text:span>o dano do oponente.</text:p>
      <text:p text:style-name="P24"/>
      <text:p text:style-name="P25">Se o jogador tentar jogar um artefato mas o Uso de Mana for maior que a Mana da criatura, a carta de artefato é descartada e o ataque usará apenas a o dano do atributo da criatura.</text:p>
      <text:p text:style-name="P26"/>
      <text:p text:style-name="P32"><text:span text:style-name="T3">Tânia </text:span><text:span text:style-name="T4">gostaria que as jogadas fossem mais automatizadas para que eles não precisassem ficar fazendo cálculos todo vez que suas cartas recebessem ou causassem danos, então ela pediu pra você fazer um programa que resolv</text:span><text:span text:style-name="T17">a</text:span><text:span text:style-name="T4"> esse problema.</text:span></text:p>
      <text:p text:style-name="P35"><text:span text:style-name="T4">S</text:span><text:span text:style-name="T2">eu papel é </text:span><text:span text:style-name="T18">criar um programa, que, dado a criatura e artefato de dois jogadores, calcule e informe a os valores finais </text:span><text:span text:style-name="T19">dos atributos de cada criatura. Se o dano for muito alto e a criatura ficar com HP negativo, o valor deve ser 0.</text:span></text:p>
      <text:p text:style-name="P27"/>
      <text:p text:style-name="P4"><text:soft-page-break/>Entrada</text:p>
      <text:p text:style-name="P33"><text:span text:style-name="T19">A entrada consiste em um inteiro </text:span><text:span text:style-name="T25">N</text:span><text:span text:style-name="T20">,</text:span><text:span text:style-name="T25"> </text:span><text:span text:style-name="T21">0</text:span><text:span text:style-name="T20">&gt;</text:span><text:span text:style-name="T25">N</text:span><text:span text:style-name="T20">&lt;=30,</text:span><text:span text:style-name="T25"> </text:span><text:span text:style-name="T20">indicando a quantidade de jogadas.</text:span></text:p>
      <text:p text:style-name="P29"><text:span text:style-name="T31">C</text:span><text:span text:style-name="T32">ada jogada é composta por, </text:span><text:span text:style-name="T33">uma</text:span><text:span text:style-name="T32"> strings </text:span><text:span text:style-name="T27">C1, </text:span><text:span text:style-name="T32">indicando a criatura jogada pelo jogador 1, </text:span><text:span text:style-name="T33">três números </text:span><text:span text:style-name="T28">D1, HP1 </text:span><text:span text:style-name="T29">e</text:span><text:span text:style-name="T28"> M1</text:span><text:span text:style-name="T33"> indicando, respectivamente, os atributos da raça </text:span><text:span text:style-name="T29">Dano, HP e Mana</text:span><text:span text:style-name="T33">, em seguida outra string</text:span><text:span text:style-name="T29"> A1</text:span><text:span text:style-name="T33">, indicando o artefato jogado pelo jogador 1, seguido por três números </text:span><text:span text:style-name="T28">AD1, AHP1 </text:span><text:span text:style-name="T30">e</text:span><text:span text:style-name="T28"> UM1</text:span><text:span text:style-name="T33">, indicando, respectivamente, </text:span><text:span text:style-name="T34">os atributos do artefato</text:span><text:span text:style-name="T30"> Aumento de Dano, Aumento de HP e Uso de Mana</text:span><text:span text:style-name="T32">. </text:span><text:span text:style-name="T34">Repetindo a mesma regra para as cartas do jogador 2, </text:span><text:span text:style-name="T33">uma</text:span><text:span text:style-name="T32"> strings </text:span><text:span text:style-name="T27">C</text:span><text:span text:style-name="T30">2</text:span><text:span text:style-name="T27">, </text:span><text:span text:style-name="T32">indicando a criatura jogada pelo jogador </text:span><text:span text:style-name="T34">2</text:span><text:span text:style-name="T32">, </text:span><text:span text:style-name="T33">três números </text:span><text:span text:style-name="T28">D</text:span><text:span text:style-name="T30">2</text:span><text:span text:style-name="T28">, HP</text:span><text:span text:style-name="T30">2</text:span><text:span text:style-name="T28"> </text:span><text:span text:style-name="T29">e</text:span><text:span text:style-name="T28"> M</text:span><text:span text:style-name="T30">2</text:span><text:span text:style-name="T33"> indicando, respectivamente, os atributos da raça </text:span><text:span text:style-name="T29">Dano, HP e Mana</text:span><text:span text:style-name="T33">, em seguida outra string</text:span><text:span text:style-name="T29"> A</text:span><text:span text:style-name="T30">2</text:span><text:span text:style-name="T33">, indicando o artefato jogado pelo jogador </text:span><text:span text:style-name="T34">2</text:span><text:span text:style-name="T33">, seguido por três números </text:span><text:span text:style-name="T28">AD</text:span><text:span text:style-name="T30">2</text:span><text:span text:style-name="T28">, AHP</text:span><text:span text:style-name="T30">2</text:span><text:span text:style-name="T28"> </text:span><text:span text:style-name="T30">e</text:span><text:span text:style-name="T28"> UM</text:span><text:span text:style-name="T30">2</text:span><text:span text:style-name="T33">, indicando, respectivamente, </text:span><text:span text:style-name="T34">os atributos do artefato</text:span><text:span text:style-name="T30"> Aumento de Dano, Aumento de HP e Uso de Mana</text:span><text:span text:style-name="T32">.</text:span></text:p>
      <text:p text:style-name="P29"><text:span text:style-name="T32"/></text:p>
      <text:p text:style-name="P29"><text:span text:style-name="T28">O</text:span><text:span text:style-name="T30">BS.</text:span></text:p>
      <text:p text:style-name="P29"><text:span text:style-name="T34">As strings </text:span><text:span text:style-name="T35">estarão</text:span><text:span text:style-name="T34"> sempre em CAIXA ALTA (MAIÚSCULO), e os atributos numéricos nunca serão maiores que 100000. </text:span></text:p>
      <text:p text:style-name="P29"><text:span text:style-name="T34">Os atributos </text:span><text:span text:style-name="T30">AD1, AD2 </text:span><text:span text:style-name="T34">(aumento de dano), </text:span><text:span text:style-name="T30">AHP1, AHP2 </text:span><text:span text:style-name="T34">(aumento de HP), já entrará racionalizados, ou seja, se o aumento de dano for 26.787% </text:span><text:span text:style-name="T35">a entrada será 0.26787.</text:span></text:p>
      <text:p text:style-name="P29"><text:span text:style-name="T35"/></text:p>
      <text:p text:style-name="P16"><text:span text:style-name="T26">S</text:span><text:span text:style-name="T1">aída</text:span></text:p>
      <text:p text:style-name="P41"><text:span text:style-name="T21">A saída é composta pela raça jogada pelo jogador 1 seguido pelos valores finais de seus atributos, em seguida a raça escolhida pelo jogador 2 seguido pelos valores finais de seus atributos. </text:span><text:span text:style-name="T22">Os valores devem estar com uma precisão de 4 casas após o ponto </text:span><text:span text:style-name="T23">decimal</text:span><text:span text:style-name="T22">.</text:span></text:p>
      <text:p text:style-name="P34"><text:span text:style-name="T21"/></text:p>
      <text:p text:style-name="P18"><text:span text:style-name="T1"/></text:p>
      <table:table table:name="Tabela1" table:style-name="Tabela1">
        <table:table-column table:style-name="Tabela1.A" table:number-columns-repeated="2"/>
        <table:table-row table:style-name="Tabela1.1">
          <table:table-cell table:style-name="Tabela1.A1" office:value-type="string">
            <text:p text:style-name="P19"><text:span text:style-name="T1">Exemplo de Entrada</text:span></text:p>
          </table:table-cell>
          <table:table-cell table:style-name="Tabela1.B1" office:value-type="string">
            <text:p text:style-name="P42">Exemplo de Saída</text:p>
          </table:table-cell>
        </table:table-row>
        <table:table-row table:style-name="TableLine94911932869440">
          <table:table-cell table:style-name="Tabela1.A2" office:value-type="string">
            <text:p text:style-name="P44">MAGO</text:p>
            <text:p text:style-name="P44">97.004 674.031 703.207</text:p>
            <text:p text:style-name="P44">GRIMORIO</text:p>
            <text:p text:style-name="P45">0.189 -0.<text:span text:style-name="T41">3</text:span>94 509.374</text:p>
            <text:p text:style-name="P44">ELFO</text:p>
            <text:p text:style-name="P46">148.347 834.087 208.670</text:p>
            <text:p text:style-name="P44">ARMA</text:p>
            <text:p text:style-name="P46">0.379 0.000 19.715</text:p>
          </table:table-cell>
          <table:table-cell table:style-name="Tabela1.B2" office:value-type="string">
            <text:p text:style-name="P43"/>
          </table:table-cell>
        </table:table-row>
        <table:table-row table:style-name="TableLine94911932869440">
          <table:table-cell table:style-name="Tabela1.A3" office:value-type="string">
            <text:p text:style-name="P43"/>
          </table:table-cell>
          <table:table-cell table:style-name="Tabela1.B3" office:value-type="string">
            <text:p text:style-name="P43"/>
          </table:table-cell>
        </table:table-row>
        <table:table-row table:style-name="TableLine94911932869440">
          <table:table-cell table:style-name="Tabela1.A4" office:value-type="string">
            <text:p text:style-name="P43"/>
          </table:table-cell>
          <table:table-cell table:style-name="Tabela1.B4" office:value-type="string">
            <text:p text:style-name="P43"/>
          </table:table-cell>
        </table:table-row>
        <table:table-row table:style-name="TableLine94911932869440">
          <table:table-cell table:style-name="Tabela1.A5" office:value-type="string">
            <text:p text:style-name="P43"/>
          </table:table-cell>
          <table:table-cell table:style-name="Tabela1.B5" office:value-type="string">
            <text:p text:style-name="P43"/>
          </table:table-cell>
        </table:table-row>
        <table:table-row table:style-name="TableLine94911932869440">
          <table:table-cell table:style-name="Tabela1.A6" office:value-type="string">
            <text:p text:style-name="P43"/>
          </table:table-cell>
          <table:table-cell table:style-name="Tabela1.B6" office:value-type="string">
            <text:p text:style-name="P43"/>
          </table:table-cell>
        </table:table-row>
      </table:table>
      <text:p text:style-name="P16"><text:span text:style-name="T1"/></text:p>
      <text:p text:style-name="P36"><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0T08:12:57.318153530</meta:creation-date>
    <dc:date>2023-05-10T14:08:45.362255690</dc:date>
    <meta:editing-duration>PT8M42S</meta:editing-duration>
    <meta:editing-cycles>2</meta:editing-cycles>
    <meta:generator>LibreOffice/6.4.7.2$Linux_X86_64 LibreOffice_project/40$Build-2</meta:generator>
    <meta:document-statistic meta:table-count="1" meta:image-count="0" meta:object-count="0" meta:page-count="2" meta:paragraph-count="59" meta:word-count="725" meta:character-count="4085" meta:non-whitespace-character-count="3415"/>
  </office:meta>
</office:document-meta>
</file>